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8.5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60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dos">
      <style:table-properties table:display="true" style:writing-mode="lr-tb"/>
    </style:style>
    <style:style style:name="ta2" style:family="table" style:master-page-name="PageStyle_5f_tempo">
      <style:table-properties table:display="true" style:writing-mode="lr-tb"/>
    </style:style>
    <style:style style:name="ta3" style:family="table" style:master-page-name="PageStyle_5f_vazao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s for 1 threads:</text:p>
          </table:table-cell>
          <table:table-cell table:number-columns-repeated="1023"/>
        </table:table-row>
        <table:table-row table:style-name="ro1">
          <table:table-cell table:style-name="ce1" office:value-type="float" office:value="26.815998" calcext:value-type="float">
            <text:p>26.815998</text:p>
          </table:table-cell>
          <table:table-cell table:number-columns-repeated="1023"/>
        </table:table-row>
        <table:table-row table:style-name="ro1">
          <table:table-cell table:style-name="ce1" office:value-type="float" office:value="27.412256" calcext:value-type="float">
            <text:p>27.412256</text:p>
          </table:table-cell>
          <table:table-cell table:number-columns-repeated="1023"/>
        </table:table-row>
        <table:table-row table:style-name="ro1">
          <table:table-cell table:style-name="ce1" office:value-type="float" office:value="27.274452" calcext:value-type="float">
            <text:p>27.274452</text:p>
          </table:table-cell>
          <table:table-cell table:number-columns-repeated="1023"/>
        </table:table-row>
        <table:table-row table:style-name="ro1">
          <table:table-cell table:style-name="ce1" office:value-type="float" office:value="26.734389" calcext:value-type="float">
            <text:p>26.734389</text:p>
          </table:table-cell>
          <table:table-cell table:number-columns-repeated="1023"/>
        </table:table-row>
        <table:table-row table:style-name="ro1">
          <table:table-cell table:style-name="ce1" office:value-type="float" office:value="27.06336" calcext:value-type="float">
            <text:p>27.06336</text:p>
          </table:table-cell>
          <table:table-cell table:number-columns-repeated="1023"/>
        </table:table-row>
        <table:table-row table:style-name="ro1">
          <table:table-cell table:style-name="ce1" office:value-type="float" office:value="26.421541" calcext:value-type="float">
            <text:p>26.421541</text:p>
          </table:table-cell>
          <table:table-cell table:number-columns-repeated="1023"/>
        </table:table-row>
        <table:table-row table:style-name="ro1">
          <table:table-cell table:style-name="ce1" office:value-type="float" office:value="26.018824" calcext:value-type="float">
            <text:p>26.018824</text:p>
          </table:table-cell>
          <table:table-cell table:number-columns-repeated="1023"/>
        </table:table-row>
        <table:table-row table:style-name="ro1">
          <table:table-cell table:style-name="ce1" office:value-type="float" office:value="27.304247" calcext:value-type="float">
            <text:p>27.304247</text:p>
          </table:table-cell>
          <table:table-cell table:number-columns-repeated="1023"/>
        </table:table-row>
        <table:table-row table:style-name="ro1">
          <table:table-cell table:style-name="ce1" office:value-type="float" office:value="26.680165" calcext:value-type="float">
            <text:p>26.680165</text:p>
          </table:table-cell>
          <table:table-cell table:number-columns-repeated="1023"/>
        </table:table-row>
        <table:table-row table:style-name="ro1">
          <table:table-cell table:style-name="ce1" office:value-type="float" office:value="26.498036" calcext:value-type="float">
            <text:p>26.49803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roughput for 1 thread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19332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16736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17326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19696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18241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21113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22988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17198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19939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120764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mes for 2 threads:</text:p>
          </table:table-cell>
          <table:table-cell table:number-columns-repeated="1023"/>
        </table:table-row>
        <table:table-row table:style-name="ro1">
          <table:table-cell table:style-name="ce1" office:value-type="float" office:value="13.59977" calcext:value-type="float">
            <text:p>13.59977</text:p>
          </table:table-cell>
          <table:table-cell table:number-columns-repeated="1023"/>
        </table:table-row>
        <table:table-row table:style-name="ro1">
          <table:table-cell table:style-name="ce1" office:value-type="float" office:value="13.763059" calcext:value-type="float">
            <text:p>13.763059</text:p>
          </table:table-cell>
          <table:table-cell table:number-columns-repeated="1023"/>
        </table:table-row>
        <table:table-row table:style-name="ro1">
          <table:table-cell table:style-name="ce1" office:value-type="float" office:value="13.762513" calcext:value-type="float">
            <text:p>13.762513</text:p>
          </table:table-cell>
          <table:table-cell table:number-columns-repeated="1023"/>
        </table:table-row>
        <table:table-row table:style-name="ro1">
          <table:table-cell table:style-name="ce1" office:value-type="float" office:value="13.511704" calcext:value-type="float">
            <text:p>13.511704</text:p>
          </table:table-cell>
          <table:table-cell table:number-columns-repeated="1023"/>
        </table:table-row>
        <table:table-row table:style-name="ro1">
          <table:table-cell table:style-name="ce1" office:value-type="float" office:value="13.803015" calcext:value-type="float">
            <text:p>13.803015</text:p>
          </table:table-cell>
          <table:table-cell table:number-columns-repeated="1023"/>
        </table:table-row>
        <table:table-row table:style-name="ro1">
          <table:table-cell table:style-name="ce1" office:value-type="float" office:value="13.813745" calcext:value-type="float">
            <text:p>13.813745</text:p>
          </table:table-cell>
          <table:table-cell table:number-columns-repeated="1023"/>
        </table:table-row>
        <table:table-row table:style-name="ro1">
          <table:table-cell table:style-name="ce1" office:value-type="float" office:value="13.489174" calcext:value-type="float">
            <text:p>13.489174</text:p>
          </table:table-cell>
          <table:table-cell table:number-columns-repeated="1023"/>
        </table:table-row>
        <table:table-row table:style-name="ro1">
          <table:table-cell table:style-name="ce1" office:value-type="float" office:value="13.61265" calcext:value-type="float">
            <text:p>13.61265</text:p>
          </table:table-cell>
          <table:table-cell table:number-columns-repeated="1023"/>
        </table:table-row>
        <table:table-row table:style-name="ro1">
          <table:table-cell table:style-name="ce1" office:value-type="float" office:value="13.817817" calcext:value-type="float">
            <text:p>13.817817</text:p>
          </table:table-cell>
          <table:table-cell table:number-columns-repeated="1023"/>
        </table:table-row>
        <table:table-row table:style-name="ro1">
          <table:table-cell table:style-name="ce1" office:value-type="float" office:value="13.753937" calcext:value-type="float">
            <text:p>13.75393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roughput for 2 thread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5298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2506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2516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6832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1833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1653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7227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5075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1585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232661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mes for 3 threads:</text:p>
          </table:table-cell>
          <table:table-cell table:number-columns-repeated="1023"/>
        </table:table-row>
        <table:table-row table:style-name="ro1">
          <table:table-cell table:style-name="ce1" office:value-type="float" office:value="9.306158" calcext:value-type="float">
            <text:p>9.306158</text:p>
          </table:table-cell>
          <table:table-cell table:number-columns-repeated="1023"/>
        </table:table-row>
        <table:table-row table:style-name="ro1">
          <table:table-cell table:style-name="ce1" office:value-type="float" office:value="9.224301" calcext:value-type="float">
            <text:p>9.224301</text:p>
          </table:table-cell>
          <table:table-cell table:number-columns-repeated="1023"/>
        </table:table-row>
        <table:table-row table:style-name="ro1">
          <table:table-cell table:style-name="ce1" office:value-type="float" office:value="9.353321" calcext:value-type="float">
            <text:p>9.353321</text:p>
          </table:table-cell>
          <table:table-cell table:number-columns-repeated="1023"/>
        </table:table-row>
        <table:table-row table:style-name="ro1">
          <table:table-cell table:style-name="ce1" office:value-type="float" office:value="9.33027" calcext:value-type="float">
            <text:p>9.33027</text:p>
          </table:table-cell>
          <table:table-cell table:number-columns-repeated="1023"/>
        </table:table-row>
        <table:table-row table:style-name="ro1">
          <table:table-cell table:style-name="ce1" office:value-type="float" office:value="9.102415" calcext:value-type="float">
            <text:p>9.102415</text:p>
          </table:table-cell>
          <table:table-cell table:number-columns-repeated="1023"/>
        </table:table-row>
        <table:table-row table:style-name="ro1">
          <table:table-cell table:style-name="ce1" office:value-type="float" office:value="9.2682" calcext:value-type="float">
            <text:p>9.2682</text:p>
          </table:table-cell>
          <table:table-cell table:number-columns-repeated="1023"/>
        </table:table-row>
        <table:table-row table:style-name="ro1">
          <table:table-cell table:style-name="ce1" office:value-type="float" office:value="9.263719" calcext:value-type="float">
            <text:p>9.263719</text:p>
          </table:table-cell>
          <table:table-cell table:number-columns-repeated="1023"/>
        </table:table-row>
        <table:table-row table:style-name="ro1">
          <table:table-cell table:style-name="ce1" office:value-type="float" office:value="9.41875" calcext:value-type="float">
            <text:p>9.41875</text:p>
          </table:table-cell>
          <table:table-cell table:number-columns-repeated="1023"/>
        </table:table-row>
        <table:table-row table:style-name="ro1">
          <table:table-cell table:style-name="ce1" office:value-type="float" office:value="9.338123" calcext:value-type="float">
            <text:p>9.338123</text:p>
          </table:table-cell>
          <table:table-cell table:number-columns-repeated="1023"/>
        </table:table-row>
        <table:table-row table:style-name="ro1">
          <table:table-cell table:style-name="ce1" office:value-type="float" office:value="9.274017" calcext:value-type="float">
            <text:p>9.27401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roughput for 3 thread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43858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46910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42124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42970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51555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45267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45434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39748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42681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345050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mes for 4 threads:</text:p>
          </table:table-cell>
          <table:table-cell table:number-columns-repeated="1023"/>
        </table:table-row>
        <table:table-row table:style-name="ro1">
          <table:table-cell table:style-name="ce1" office:value-type="float" office:value="7.094387" calcext:value-type="float">
            <text:p>7.094387</text:p>
          </table:table-cell>
          <table:table-cell table:number-columns-repeated="1023"/>
        </table:table-row>
        <table:table-row table:style-name="ro1">
          <table:table-cell table:style-name="ce1" office:value-type="float" office:value="7.072387" calcext:value-type="float">
            <text:p>7.072387</text:p>
          </table:table-cell>
          <table:table-cell table:number-columns-repeated="1023"/>
        </table:table-row>
        <table:table-row table:style-name="ro1">
          <table:table-cell table:style-name="ce1" office:value-type="float" office:value="6.951513" calcext:value-type="float">
            <text:p>6.951513</text:p>
          </table:table-cell>
          <table:table-cell table:number-columns-repeated="1023"/>
        </table:table-row>
        <table:table-row table:style-name="ro1">
          <table:table-cell table:style-name="ce1" office:value-type="float" office:value="7.068496" calcext:value-type="float">
            <text:p>7.068496</text:p>
          </table:table-cell>
          <table:table-cell table:number-columns-repeated="1023"/>
        </table:table-row>
        <table:table-row table:style-name="ro1">
          <table:table-cell table:style-name="ce1" office:value-type="float" office:value="6.953157" calcext:value-type="float">
            <text:p>6.953157</text:p>
          </table:table-cell>
          <table:table-cell table:number-columns-repeated="1023"/>
        </table:table-row>
        <table:table-row table:style-name="ro1">
          <table:table-cell table:style-name="ce1" office:value-type="float" office:value="7.044114" calcext:value-type="float">
            <text:p>7.044114</text:p>
          </table:table-cell>
          <table:table-cell table:number-columns-repeated="1023"/>
        </table:table-row>
        <table:table-row table:style-name="ro1">
          <table:table-cell table:style-name="ce1" office:value-type="float" office:value="6.967311" calcext:value-type="float">
            <text:p>6.967311</text:p>
          </table:table-cell>
          <table:table-cell table:number-columns-repeated="1023"/>
        </table:table-row>
        <table:table-row table:style-name="ro1">
          <table:table-cell table:style-name="ce1" office:value-type="float" office:value="6.989265" calcext:value-type="float">
            <text:p>6.989265</text:p>
          </table:table-cell>
          <table:table-cell table:number-columns-repeated="1023"/>
        </table:table-row>
        <table:table-row table:style-name="ro1">
          <table:table-cell table:style-name="ce1" office:value-type="float" office:value="7.057401" calcext:value-type="float">
            <text:p>7.057401</text:p>
          </table:table-cell>
          <table:table-cell table:number-columns-repeated="1023"/>
        </table:table-row>
        <table:table-row table:style-name="ro1">
          <table:table-cell table:style-name="ce1" office:value-type="float" office:value="6.965431" calcext:value-type="float">
            <text:p>6.96543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roughput for 4 thread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51061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52464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60331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52713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60223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54280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59288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57845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53425 GFLOP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459412 GFLOPS.</text:p>
          </table:table-cell>
          <table:table-cell table:number-columns-repeated="1023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o" table:style-name="ta2">
        <table:table-column table:style-name="co2" table:default-cell-style-name="Default"/>
        <table:table-column table:style-name="co3" table:default-cell-style-name="Default"/>
        <table:table-column table:style-name="co2" table:number-columns-repeated="1022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5" office:value-type="string" calcext:value-type="string" table:number-columns-spanned="4" table:number-rows-spanned="1">
            <text:p>TEMPO</text:p>
          </table:table-cell>
          <table:covered-table-cell table:number-columns-repeated="2" table:style-name="ce9"/>
          <table:covered-table-cell table:style-name="ce10"/>
          <table:table-cell table:style-name="ce11" table:number-columns-repeated="3"/>
          <table:table-cell table:number-columns-repeated="1015"/>
        </table:table-row>
        <table:table-row table:style-name="ro1">
          <table:table-cell/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/>
          <table:table-cell table:style-name="ce2"/>
          <table:table-cell table:style-name="ce6" office:value-type="float" office:value="26.815998" calcext:value-type="float">
            <text:p>26.815998</text:p>
          </table:table-cell>
          <table:table-cell table:style-name="ce6" office:value-type="float" office:value="13.59977" calcext:value-type="float">
            <text:p>13.599770</text:p>
          </table:table-cell>
          <table:table-cell table:style-name="ce6" office:value-type="float" office:value="9.306158" calcext:value-type="float">
            <text:p>9.306158</text:p>
          </table:table-cell>
          <table:table-cell table:style-name="ce6" office:value-type="float" office:value="7.094387" calcext:value-type="float">
            <text:p>7.094387</text:p>
          </table:table-cell>
          <table:table-cell table:style-name="ce12">
            <draw:frame table:end-cell-address="tempo.M24" table:end-x="35.09pt" table:end-y="2.24pt" draw:z-index="0" draw:name="Chart 1" draw:style-name="gr1" draw:text-style-name="P1" svg:width="449.97pt" svg:height="278.22pt" svg:x="6.01pt" svg:y="7.51pt">
              <draw:object draw:notify-on-update-of-ranges="tempo.C19:tempo.F19 tempo.B20:tempo.B20 tempo.C20:tempo.F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/>
          <table:table-cell table:style-name="ce2"/>
          <table:table-cell table:style-name="ce6" office:value-type="float" office:value="27.412256" calcext:value-type="float">
            <text:p>27.412256</text:p>
          </table:table-cell>
          <table:table-cell table:style-name="ce6" office:value-type="float" office:value="13.763059" calcext:value-type="float">
            <text:p>13.763059</text:p>
          </table:table-cell>
          <table:table-cell table:style-name="ce6" office:value-type="float" office:value="9.224301" calcext:value-type="float">
            <text:p>9.224301</text:p>
          </table:table-cell>
          <table:table-cell table:style-name="ce6" office:value-type="float" office:value="7.072387" calcext:value-type="float">
            <text:p>7.072387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/>
          <table:table-cell table:style-name="ce2"/>
          <table:table-cell table:style-name="ce6" office:value-type="float" office:value="27.274452" calcext:value-type="float">
            <text:p>27.274452</text:p>
          </table:table-cell>
          <table:table-cell table:style-name="ce6" office:value-type="float" office:value="13.762513" calcext:value-type="float">
            <text:p>13.762513</text:p>
          </table:table-cell>
          <table:table-cell table:style-name="ce6" office:value-type="float" office:value="9.353321" calcext:value-type="float">
            <text:p>9.353321</text:p>
          </table:table-cell>
          <table:table-cell table:style-name="ce6" office:value-type="float" office:value="6.951513" calcext:value-type="float">
            <text:p>6.951513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/>
          <table:table-cell table:style-name="ce2"/>
          <table:table-cell table:style-name="ce6" office:value-type="float" office:value="26.734389" calcext:value-type="float">
            <text:p>26.734389</text:p>
          </table:table-cell>
          <table:table-cell table:style-name="ce6" office:value-type="float" office:value="13.511704" calcext:value-type="float">
            <text:p>13.511704</text:p>
          </table:table-cell>
          <table:table-cell table:style-name="ce6" office:value-type="float" office:value="9.33027" calcext:value-type="float">
            <text:p>9.330270</text:p>
          </table:table-cell>
          <table:table-cell table:style-name="ce6" office:value-type="float" office:value="7.068496" calcext:value-type="float">
            <text:p>7.068496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/>
          <table:table-cell table:style-name="ce2"/>
          <table:table-cell table:style-name="ce6" office:value-type="float" office:value="27.06336" calcext:value-type="float">
            <text:p>27.063360</text:p>
          </table:table-cell>
          <table:table-cell table:style-name="ce6" office:value-type="float" office:value="13.803015" calcext:value-type="float">
            <text:p>13.803015</text:p>
          </table:table-cell>
          <table:table-cell table:style-name="ce6" office:value-type="float" office:value="9.102415" calcext:value-type="float">
            <text:p>9.102415</text:p>
          </table:table-cell>
          <table:table-cell table:style-name="ce6" office:value-type="float" office:value="6.953157" calcext:value-type="float">
            <text:p>6.953157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/>
          <table:table-cell table:style-name="ce2"/>
          <table:table-cell table:style-name="ce6" office:value-type="float" office:value="26.421541" calcext:value-type="float">
            <text:p>26.421541</text:p>
          </table:table-cell>
          <table:table-cell table:style-name="ce6" office:value-type="float" office:value="13.813745" calcext:value-type="float">
            <text:p>13.813745</text:p>
          </table:table-cell>
          <table:table-cell table:style-name="ce6" office:value-type="float" office:value="9.2682" calcext:value-type="float">
            <text:p>9.268200</text:p>
          </table:table-cell>
          <table:table-cell table:style-name="ce6" office:value-type="float" office:value="7.044114" calcext:value-type="float">
            <text:p>7.044114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/>
          <table:table-cell table:style-name="ce2"/>
          <table:table-cell table:style-name="ce6" office:value-type="float" office:value="26.018824" calcext:value-type="float">
            <text:p>26.018824</text:p>
          </table:table-cell>
          <table:table-cell table:style-name="ce6" office:value-type="float" office:value="13.489174" calcext:value-type="float">
            <text:p>13.489174</text:p>
          </table:table-cell>
          <table:table-cell table:style-name="ce6" office:value-type="float" office:value="9.263719" calcext:value-type="float">
            <text:p>9.263719</text:p>
          </table:table-cell>
          <table:table-cell table:style-name="ce6" office:value-type="float" office:value="6.967311" calcext:value-type="float">
            <text:p>6.967311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/>
          <table:table-cell table:style-name="ce2"/>
          <table:table-cell table:style-name="ce6" office:value-type="float" office:value="27.304247" calcext:value-type="float">
            <text:p>27.304247</text:p>
          </table:table-cell>
          <table:table-cell table:style-name="ce6" office:value-type="float" office:value="13.61265" calcext:value-type="float">
            <text:p>13.612650</text:p>
          </table:table-cell>
          <table:table-cell table:style-name="ce6" office:value-type="float" office:value="9.41875" calcext:value-type="float">
            <text:p>9.418750</text:p>
          </table:table-cell>
          <table:table-cell table:style-name="ce6" office:value-type="float" office:value="6.989265" calcext:value-type="float">
            <text:p>6.989265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float" office:value="26.680165" calcext:value-type="float">
            <text:p>26.680165</text:p>
          </table:table-cell>
          <table:table-cell table:style-name="ce6" office:value-type="float" office:value="13.817817" calcext:value-type="float">
            <text:p>13.817817</text:p>
          </table:table-cell>
          <table:table-cell table:style-name="ce6" office:value-type="float" office:value="9.338123" calcext:value-type="float">
            <text:p>9.338123</text:p>
          </table:table-cell>
          <table:table-cell table:style-name="ce6" office:value-type="float" office:value="7.057401" calcext:value-type="float">
            <text:p>7.057401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float" office:value="26.498036" calcext:value-type="float">
            <text:p>26.498036</text:p>
          </table:table-cell>
          <table:table-cell table:style-name="ce6" office:value-type="float" office:value="13.753937" calcext:value-type="float">
            <text:p>13.753937</text:p>
          </table:table-cell>
          <table:table-cell table:style-name="ce6" office:value-type="float" office:value="9.274017" calcext:value-type="float">
            <text:p>9.274017</text:p>
          </table:table-cell>
          <table:table-cell table:style-name="ce6" office:value-type="float" office:value="6.965431" calcext:value-type="float">
            <text:p>6.965431</text:p>
          </table:table-cell>
          <table:table-cell table:style-name="ce12" table:number-columns-repeated="4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4" table:number-rows-spanned="1">
            <text:p>tempo medio</text:p>
          </table:table-cell>
          <table:covered-table-cell table:number-columns-repeated="2" table:style-name="ce9"/>
          <table:covered-table-cell table:style-name="ce10"/>
          <table:table-cell table:style-name="ce13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Thread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8" table:formula="of:=MEDIAN([.C6:.C15])" office:value-type="float" office:value="26.7751935" calcext:value-type="float">
            <text:p>26.775194</text:p>
          </table:table-cell>
          <table:table-cell table:style-name="ce8" table:formula="of:=MEDIAN([.D6:.D15])" office:value-type="float" office:value="13.758225" calcext:value-type="float">
            <text:p>13.758225</text:p>
          </table:table-cell>
          <table:table-cell table:style-name="ce8" table:formula="of:=MEDIAN([.E6:.E15])" office:value-type="float" office:value="9.2900875" calcext:value-type="float">
            <text:p>9.290088</text:p>
          </table:table-cell>
          <table:table-cell table:style-name="ce8" table:formula="of:=MEDIAN([.F6:.F15])" office:value-type="float" office:value="7.0166895" calcext:value-type="float">
            <text:p>7.016690</text:p>
          </table:table-cell>
          <table:table-cell table:number-columns-repeated="1018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zao" table:style-name="ta3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/>
          <table:table-cell table:style-name="ce5" office:value-type="string" calcext:value-type="string" table:number-columns-spanned="4" table:number-rows-spanned="1">
            <text:p>VAZAO</text:p>
          </table:table-cell>
          <table:covered-table-cell table:number-columns-repeated="2" table:style-name="ce9"/>
          <table:covered-table-cell table:style-name="ce10"/>
          <table:table-cell table:style-name="ce11" table:number-columns-repeated="3"/>
          <table:table-cell table:number-columns-repeated="1015"/>
        </table:table-row>
        <table:table-row table:style-name="ro1">
          <table:table-cell/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">
            <draw:frame table:end-cell-address="vazao.M20" table:end-x="58.34pt" table:end-y="13.46pt" draw:z-index="0" draw:name="Chart 2" draw:style-name="gr1" draw:text-style-name="P1" svg:width="449.97pt" svg:height="278.22pt" svg:x="29.25pt" svg:y="2.98pt">
              <draw:object draw:notify-on-update-of-ranges="vazao.C18:vazao.F18 vazao.B19:vazao.B19 vazao.C19:vazao.F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2.656705" calcext:value-type="float">
            <text:p>12.656705</text:p>
          </table:table-cell>
          <table:table-cell table:style-name="ce14" office:value-type="float" office:value="22.21511" calcext:value-type="float">
            <text:p>22.215110</text:p>
          </table:table-cell>
          <table:table-cell table:style-name="ce14" office:value-type="float" office:value="32.325509" calcext:value-type="float">
            <text:p>32.325509</text:p>
          </table:table-cell>
          <table:table-cell table:style-name="ce1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3.096921" calcext:value-type="float">
            <text:p>13.096921</text:p>
          </table:table-cell>
          <table:table-cell table:style-name="ce14" office:value-type="float" office:value="24.932215" calcext:value-type="float">
            <text:p>24.932215</text:p>
          </table:table-cell>
          <table:table-cell table:style-name="ce14" office:value-type="float" office:value="34.982367" calcext:value-type="float">
            <text:p>34.982367</text:p>
          </table:table-cell>
          <table:table-cell table:style-name="ce1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1.476103" calcext:value-type="float">
            <text:p>11.476103</text:p>
          </table:table-cell>
          <table:table-cell table:style-name="ce14" office:value-type="float" office:value="22.034834" calcext:value-type="float">
            <text:p>22.034834</text:p>
          </table:table-cell>
          <table:table-cell table:style-name="ce14" office:value-type="float" office:value="33.738132" calcext:value-type="float">
            <text:p>33.738132</text:p>
          </table:table-cell>
          <table:table-cell table:style-name="ce1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1.722452" calcext:value-type="float">
            <text:p>11.722452</text:p>
          </table:table-cell>
          <table:table-cell table:style-name="ce14" office:value-type="float" office:value="24.511574" calcext:value-type="float">
            <text:p>24.511574</text:p>
          </table:table-cell>
          <table:table-cell table:style-name="ce14" office:value-type="float" office:value="35.3936" calcext:value-type="float">
            <text:p>35.393600</text:p>
          </table:table-cell>
          <table:table-cell table:style-name="ce1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2.575439" calcext:value-type="float">
            <text:p>12.575439</text:p>
          </table:table-cell>
          <table:table-cell table:style-name="ce14" office:value-type="float" office:value="22.494533" calcext:value-type="float">
            <text:p>22.494533</text:p>
          </table:table-cell>
          <table:table-cell table:style-name="ce14" office:value-type="float" office:value="32.645485" calcext:value-type="float">
            <text:p>32.645485</text:p>
          </table:table-cell>
          <table:table-cell table:style-name="ce1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2.424795" calcext:value-type="float">
            <text:p>12.424795</text:p>
          </table:table-cell>
          <table:table-cell table:style-name="ce14" office:value-type="float" office:value="24.113193" calcext:value-type="float">
            <text:p>24.113193</text:p>
          </table:table-cell>
          <table:table-cell table:style-name="ce14" office:value-type="float" office:value="35.70276" calcext:value-type="float">
            <text:p>35.702760</text:p>
          </table:table-cell>
          <table:table-cell table:style-name="ce1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1.828724" calcext:value-type="float">
            <text:p>11.828724</text:p>
          </table:table-cell>
          <table:table-cell table:style-name="ce14" office:value-type="float" office:value="22.394616" calcext:value-type="float">
            <text:p>22.394616</text:p>
          </table:table-cell>
          <table:table-cell table:style-name="ce14" office:value-type="float" office:value="32.920476" calcext:value-type="float">
            <text:p>32.920476</text:p>
          </table:table-cell>
          <table:table-cell table:style-name="ce1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1.507313" calcext:value-type="float">
            <text:p>11.507313</text:p>
          </table:table-cell>
          <table:table-cell table:style-name="ce14" office:value-type="float" office:value="24.181979" calcext:value-type="float">
            <text:p>24.181979</text:p>
          </table:table-cell>
          <table:table-cell table:style-name="ce14" office:value-type="float" office:value="35.222846" calcext:value-type="float">
            <text:p>35.222846</text:p>
          </table:table-cell>
          <table:table-cell table:style-name="ce1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3.178394" calcext:value-type="float">
            <text:p>13.178394</text:p>
          </table:table-cell>
          <table:table-cell table:style-name="ce14" office:value-type="float" office:value="22.188465" calcext:value-type="float">
            <text:p>22.188465</text:p>
          </table:table-cell>
          <table:table-cell table:style-name="ce14" office:value-type="float" office:value="32.628534" calcext:value-type="float">
            <text:p>32.628534</text:p>
          </table:table-cell>
          <table:table-cell table:style-name="ce15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.000000</text:p>
          </table:table-cell>
          <table:table-cell table:style-name="ce14" office:value-type="float" office:value="12.295159" calcext:value-type="float">
            <text:p>12.295159</text:p>
          </table:table-cell>
          <table:table-cell table:style-name="ce14" office:value-type="float" office:value="24.189514" calcext:value-type="float">
            <text:p>24.189514</text:p>
          </table:table-cell>
          <table:table-cell table:style-name="ce14" office:value-type="float" office:value="34.927957" calcext:value-type="float">
            <text:p>34.927957</text:p>
          </table:table-cell>
          <table:table-cell table:style-name="ce15" table:number-columns-repeated="4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VAZAO</text:p>
          </table:table-cell>
          <table:covered-table-cell table:number-columns-repeated="2" table:style-name="ce9"/>
          <table:covered-table-cell table:style-name="ce10"/>
          <table:table-cell table:style-name="ce11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thread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azão média (GFLOPS)</text:p>
          </table:table-cell>
          <table:table-cell table:style-name="ce8" table:formula="of:=MEDIAN([.C4:.C13])" office:value-type="float" office:value="0" calcext:value-type="float">
            <text:p>0.000000</text:p>
          </table:table-cell>
          <table:table-cell table:style-name="ce8" table:formula="of:=MEDIAN([.D4:.D13])" office:value-type="float" office:value="12.359977" calcext:value-type="float">
            <text:p>12.359977</text:p>
          </table:table-cell>
          <table:table-cell table:style-name="ce8" table:formula="of:=MEDIAN([.E4:.E13])" office:value-type="float" office:value="23.303863" calcext:value-type="float">
            <text:p>23.303863</text:p>
          </table:table-cell>
          <table:table-cell table:style-name="ce8" table:formula="of:=MEDIAN([.F4:.F13])" office:value-type="float" office:value="34.3330445" calcext:value-type="float">
            <text:p>34.333045</text:p>
          </table:table-cell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dos" style:display-name="PageStyle_d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o" style:display-name="PageStyle_tem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zao" style:display-name="PageStyle_vaza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0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chart-properties chart:solid-type="cuboid"/>
      <style:graphic-properties draw:fill-color="#434343"/>
    </style:style>
    <style:style style:name="ch11" style:family="chart">
      <style:chart-properties chart:solid-type="cuboid"/>
      <style:graphic-properties draw:fill-color="#999999"/>
    </style:style>
    <style:style style:name="ch12" style:family="chart">
      <style:chart-properties chart:solid-type="cuboid"/>
      <style:graphic-properties draw:fill-color="#cccccc"/>
    </style:style>
    <style:style style:name="ch13" style:family="chart">
      <style:chart-properties chart:solid-type="cuboid"/>
      <style:graphic-properties draw:fill-color="#efefef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935cm" svg:y="3.862cm" style:legend-expansion="high" chart:style-name="ch2"/>
        <chart:plot-area chart:style-name="ch3" table:cell-range-address="tempo.B19:tempo.F20" chart:data-source-has-labels="both" svg:x="1.377cm" svg:y="0.196cm" svg:width="13.241cm" svg:height="8.394cm">
          <chartooo:coordinate-region svg:x="1.998cm" svg:y="0.395cm" svg:width="12.62cm" svg:height="7.698cm"/>
          <chart:axis chart:dimension="x" chart:name="primary-x" chart:style-name="ch4" chartooo:axis-type="text">
            <chart:title svg:x="7.113cm" svg:y="8.787cm" chart:style-name="ch5">
              <text:p>Processos</text:p>
            </chart:title>
            <chart:categories table:cell-range-address="tempo.C19:tempo.F19"/>
          </chart:axis>
          <chart:axis chart:dimension="y" chart:name="primary-y" chart:style-name="ch6">
            <chart:title svg:x="0.451cm" svg:y="5.092cm" chart:style-name="ch7">
              <text:p>Time (s)</text:p>
            </chart:title>
            <chart:grid chart:style-name="ch8" chart:class="major"/>
          </chart:axis>
          <chart:series chart:style-name="ch9" chart:values-cell-range-address="tempo.C20:tempo.F20" chart:label-cell-address="tempo.B20:tempo.B20" chart:class="chart:bar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empo.C19:tempo.F1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tempo.B20:tempo.B20</svg:desc>
                </draw:g>
              </table:table-cell>
              <table:table-cell office:value-type="float" office:value="26.7751935">
                <text:p>26.7751935</text:p>
                <draw:g>
                  <svg:desc>tempo.C20:tempo.F20</svg:desc>
                </draw:g>
              </table:table-cell>
              <table:table-cell office:value-type="float" office:value="13.758225">
                <text:p>13.758225</text:p>
              </table:table-cell>
              <table:table-cell office:value-type="float" office:value="9.2900875">
                <text:p>9.2900875</text:p>
              </table:table-cell>
              <table:table-cell office:value-type="float" office:value="7.0166895">
                <text:p>7.0166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666666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1" style:family="chart">
      <style:graphic-properties draw:fill-color="#004586"/>
    </style:style>
    <style:style style:name="ch12" style:family="chart">
      <style:graphic-properties draw:fill-color="#ff420e"/>
    </style:style>
    <style:style style:name="ch13" style:family="chart">
      <style:graphic-properties draw:fill-color="#ffd320"/>
    </style:style>
    <style:style style:name="ch14" style:family="chart">
      <style:chart-properties chart:solid-type="cuboid"/>
      <style:graphic-properties draw:fill-color="#579d1c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102cm" svg:y="3.613cm" style:legend-expansion="high" chart:style-name="ch2"/>
        <chart:plot-area chart:style-name="ch3" table:cell-range-address="vazao.B18:vazao.F19" chart:data-source-has-labels="both" svg:x="1.377cm" svg:y="0.196cm" svg:width="11.408cm" svg:height="8.394cm">
          <chartooo:coordinate-region svg:x="1.848cm" svg:y="0.395cm" svg:width="10.937cm" svg:height="7.698cm"/>
          <chart:axis chart:dimension="x" chart:name="primary-x" chart:style-name="ch4" chartooo:axis-type="text">
            <chart:title svg:x="6.197cm" svg:y="8.787cm" chart:style-name="ch5">
              <text:p>Processos</text:p>
            </chart:title>
            <chart:categories table:cell-range-address="vazao.C18:vazao.F18"/>
          </chart:axis>
          <chart:axis chart:dimension="y" chart:name="primary-y" chart:style-name="ch6">
            <chart:title svg:x="0.451cm" svg:y="6.296cm" chart:style-name="ch7">
              <text:p>vazão média (GFLOPS)</text:p>
            </chart:title>
            <chart:grid chart:style-name="ch8" chart:class="major"/>
          </chart:axis>
          <chart:series chart:style-name="ch9" chart:values-cell-range-address="vazao.C19:vazao.F19" chart:label-cell-address="vazao.B19:vazao.B19" chart:class="chart:bar">
            <chart:regression-curve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vazao.C18:vazao.F1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vazão média (GFLOPS)</text:p>
                <draw:g>
                  <svg:desc>vazao.B19:vazao.B19</svg:desc>
                </draw:g>
              </table:table-cell>
              <table:table-cell office:value-type="float" office:value="0">
                <text:p>0</text:p>
                <draw:g>
                  <svg:desc>vazao.C19:vazao.F19</svg:desc>
                </draw:g>
              </table:table-cell>
              <table:table-cell office:value-type="float" office:value="12.359977">
                <text:p>12.359977</text:p>
              </table:table-cell>
              <table:table-cell office:value-type="float" office:value="23.303863">
                <text:p>23.303863</text:p>
              </table:table-cell>
              <table:table-cell office:value-type="float" office:value="34.3330445">
                <text:p>34.3330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